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center" draw:textarea-vertical-align="top" draw:auto-grow-height="false"/>
    </style:style>
    <style:style style:name="gr2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ff99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6cm" fo:min-width="1.402cm"/>
    </style:style>
    <style:style style:name="gr10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Ultrafine_20_Dashed" draw:fill-color="#ffff99" draw:textarea-horizontal-align="justify" draw:textarea-vertical-align="middle" draw:auto-grow-height="false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6" style:family="graphic" style:parent-style-name="standard">
      <style:graphic-properties draw:fill="none" draw:textarea-horizontal-align="left" draw:textarea-vertical-align="middle" draw:auto-grow-height="false" fo:min-height="0.749cm" fo:min-width="0.499cm"/>
    </style:style>
    <style:style style:name="gr17" style:family="graphic" style:parent-style-name="objectwithoutfill">
      <style:graphic-properties draw:marker-end="Arrow_20_concave" draw:marker-end-width="0.2cm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1pt" fo:font-weight="normal" style:font-size-asian="11pt" style:font-weight-asian="normal" style:font-size-complex="11pt" style:font-weight-complex="normal"/>
    </style:style>
    <style:style style:name="P2" style:family="paragraph">
      <style:paragraph-properties fo:margin-left="0cm" fo:margin-right="0cm" fo:text-align="start" fo:text-indent="0cm"/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1pt" style:font-size-asian="18pt" style:font-size-complex="18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  <style:text-properties fo:font-family="'Liberation Sans'" style:font-family-generic="swiss" style:font-pitch="variable"/>
    </style:style>
    <style:style style:name="P7" style:family="paragraph">
      <style:text-properties fo:font-family="'Liberation Mono'" style:font-style-name="Normal" style:font-family-generic="modern" style:font-pitch="fixed" fo:font-size="9pt" fo:font-weight="normal" style:font-size-asian="10pt" style:font-weight-asian="bold" style:font-size-complex="10pt" style:font-weight-complex="bold"/>
    </style:style>
    <style:style style:name="P8" style:family="paragraph">
      <style:text-properties fo:font-size="11pt" style:font-size-asian="18pt" style:font-size-complex="18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text-align="center"/>
      <style:text-properties fo:font-size="9pt" style:font-size-asian="9pt" style:font-size-complex="9pt"/>
    </style:style>
    <style:style style:name="P11" style:family="paragraph">
      <style:paragraph-properties fo:margin-left="0cm" fo:margin-right="0cm" fo:text-align="center" fo:text-indent="0cm"/>
      <style:text-properties fo:font-size="9pt" style:font-size-asian="9pt" style:font-size-complex="9pt"/>
    </style:style>
    <style:style style:name="P12" style:family="paragraph">
      <style:paragraph-properties fo:margin-left="0cm" fo:margin-right="0cm" fo:text-align="center" fo:text-indent="0cm"/>
      <style:text-properties fo:font-size="9pt" fo:font-weight="normal" style:font-size-asian="9pt" style:font-weight-asian="normal" style:font-size-complex="9pt" style:font-weight-complex="normal"/>
    </style:style>
    <style:style style:name="P13" style:family="paragraph">
      <style:paragraph-properties fo:text-align="start"/>
      <style:text-properties fo:font-size="9pt" style:font-size-asian="9pt" style:font-size-complex="9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1pt" style:font-size-asian="18pt" style:font-size-complex="1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family="'Liberation Sans'" style:font-family-generic="swiss" style:font-pitch="variable" fo:font-weight="bold" style:font-weight-asian="bold" style:font-weight-complex="bold"/>
    </style:style>
    <style:style style:name="T10" style:family="text">
      <style:text-properties fo:font-family="'Liberation Sans'" style:font-family-generic="swiss" style:font-pitch="variable" fo:font-size="9pt" fo:font-weight="normal" style:font-size-asian="10pt" style:font-weight-asian="bold" style:font-size-complex="10pt" style:font-weight-complex="bold"/>
    </style:style>
    <style:style style:name="T11" style:family="text">
      <style:text-properties fo:font-family="'Liberation Mono'" style:font-style-name="Normal" style:font-family-generic="modern" style:font-pitch="fixed" fo:font-size="9pt" fo:font-weight="normal" style:font-size-asian="10pt" style:font-weight-asian="bold" style:font-size-complex="10pt" style:font-weight-complex="bold"/>
    </style:style>
    <style:style style:name="T12" style:family="text">
      <style:text-properties fo:font-family="'Liberation Sans'" style:font-family-generic="swiss" style:font-pitch="variable"/>
    </style:style>
    <style:style style:name="T13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4" style:family="text">
      <style:text-properties fo:font-family="'Liberation Sans'" style:font-family-generic="swiss" style:font-pitch="variable" fo:font-size="9pt" fo:font-style="italic" fo:font-weight="normal" style:font-size-asian="10pt" style:font-style-asian="italic" style:font-weight-asian="bold" style:font-size-complex="10pt" style:font-style-complex="italic" style:font-weight-complex="bold"/>
    </style:style>
    <style:style style:name="T15" style:family="text">
      <style:text-properties fo:font-family="'Liberation Mono'" style:font-family-generic="swiss" style:font-pitch="variable" fo:font-size="11pt" style:font-size-asian="18pt" style:font-size-complex="18pt"/>
    </style:style>
    <style:style style:name="T16" style:family="text">
      <style:text-properties fo:font-family="'Liberation Mono'" style:font-style-name="Normal" style:font-family-generic="modern" style:font-pitch="fixed" fo:font-size="9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2cm" svg:height="4cm" svg:x="11.5cm" svg:y="8.6cm">
          <text:p text:style-name="P1"><text:span text:style-name="T1">Complete Maven site</text:span></text:p>
          <text:p text:style-name="P1">http://maven.apache.org</text:p>
          <text:p text:style-name="P2">= main site content</text:p>
          <text:p text:style-name="P2"/>
          <text:p text:style-name="P2">+ components documentation (staging + versions + current) <text:s text:c="6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5cm" svg:height="2cm" svg:x="0.5cm" svg:y="18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cm" svg:height="1.5cm" svg:x="0.6cm" svg:y="3.5cm">
          <text:p text:style-name="P3"><text:span text:style-name="T2">Main site source svn</text:span></text:p>
          <text:p text:style-name="P3"><text:span text:style-name="T3">/repos/</text:span><text:span text:style-name="T4">asf/maven/site/trunk</text:span><text:span text:style-name="T3">/content/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4" draw:layer="layout" svg:width="7cm" svg:height="1.5cm" svg:x="11.85cm" svg:y="3.5cm">
          <text:p text:style-name="P3"><text:span text:style-name="T2">Main site CMS staging svn</text:span></text:p>
          <text:p text:style-name="P3"><text:span text:style-name="T3">/repos/</text:span><text:span text:style-name="T4">infra/websites/staging/maven</text:span><text:span text:style-name="T3">/content/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3" draw:layer="layout" svg:width="5.284cm" svg:height="0.5cm" svg:x="6.316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4cm" svg:height="0.5cm" draw:transform="rotate (1.5707963267949) translate (15.1cm 6.5cm)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5.4cm" svg:height="1.2cm" svg:x="12.65cm" svg:y="6.6cm">
          <text:p text:style-name="P5"><text:span text:style-name="T5">Site CMS staging</text:span></text:p>
          <text:p text:style-name="P5"><text:span text:style-name="T6">http://maven.</text:span><text:span text:style-name="T4">staging</text:span><text:span text:style-name="T6">.apache.org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cm" svg:height="0.5cm" svg:x="19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7.58cm" svg:height="1.5cm" svg:x="22.07cm" svg:y="3.5cm">
          <text:p text:style-name="P3"><text:span text:style-name="T2">Site production svn</text:span></text:p>
          <text:p text:style-name="P3"><text:span text:style-name="T3">/repos/</text:span><text:span text:style-name="T4">infra/websites/production/maven</text:span><text:span text:style-name="T3">/content/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3" draw:layer="layout" svg:width="3.31cm" svg:height="0.5cm" draw:transform="rotate (1.5707963267949) translate (25.61cm 8.5cm)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3" draw:layer="layout" svg:width="7.225cm" svg:height="1.462cm" svg:x="6cm" svg:y="2.1cm">
          <draw:text-box>
            <text:p text:style-name="P3"><text:span text:style-name="T7">Buildbot</text:span><text:span text:style-name="T8"> <text:s text:c="9"/></text:span></text:p>
            <text:p text:style-name="P3"><text:span text:style-name="T3">http://ci.apache.org/builders/maven-site-staging</text:span></text:p>
          </draw:text-box>
        </draw:frame>
        <draw:frame draw:style-name="gr8" draw:text-style-name="P6" draw:layer="layout" svg:width="5.891cm" svg:height="1.318cm" svg:x="17.9cm" svg:y="2.1cm">
          <draw:text-box>
            <text:p text:style-name="P3"><text:span text:style-name="T9">CMS publish</text:span></text:p>
            <text:p text:style-name="P3"><text:span text:style-name="T10">https://cms.apache.org/maven/publish</text:span></text:p>
          </draw:text-box>
        </draw:frame>
        <draw:frame draw:style-name="gr8" draw:text-style-name="P7" draw:layer="layout" svg:width="2.026cm" svg:height="0.611cm" svg:x="3.437cm" svg:y="6.1cm">
          <draw:text-box>
            <text:p><text:span text:style-name="T11">mvn site</text:span></text:p>
          </draw:text-box>
        </draw:frame>
        <draw:frame draw:style-name="gr8" draw:text-style-name="P8" draw:layer="layout" svg:width="2.377cm" svg:height="0.683cm" svg:x="15.362cm" svg:y="5.4cm">
          <draw:text-box>
            <text:p><text:span text:style-name="T2">snvpubsub</text:span></text:p>
          </draw:text-box>
        </draw:frame>
        <draw:frame draw:style-name="gr9" draw:text-style-name="P8" draw:layer="layout" svg:width="2.377cm" svg:height="0.683cm" svg:x="25.872cm" svg:y="6.201cm">
          <draw:text-box>
            <text:p><text:span text:style-name="T2">snvpubsub</text:span></text:p>
          </draw:text-box>
        </draw:frame>
        <draw:frame draw:style-name="gr8" draw:text-style-name="P6" draw:layer="layout" svg:width="4.786cm" svg:height="1.318cm" svg:x="0.957cm" svg:y="2.1cm">
          <draw:text-box>
            <text:p text:style-name="P3"><text:span text:style-name="T9">CMS edit</text:span></text:p>
            <text:p text:style-name="P3"><text:span text:style-name="T10">https://cms.apache.org/maven</text:span></text:p>
          </draw:text-box>
        </draw:frame>
        <draw:frame draw:style-name="gr8" draw:text-style-name="P6" draw:layer="layout" svg:width="3cm" svg:height="0.962cm" svg:x="1.85cm" svg:y="5.038cm">
          <draw:text-box>
            <text:p text:style-name="P3"><text:span text:style-name="T12">local edit</text:span></text:p>
          </draw:text-box>
        </draw:frame>
        <draw:custom-shape draw:style-name="gr10" draw:text-style-name="P3" draw:layer="layout" svg:width="1cm" svg:height="0.5cm" draw:transform="rotate (1.5707963267949) translate (3.1cm 7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8.884cm" svg:height="0.971cm" svg:x="5.14cm" svg:y="5cm">
          <draw:text-box>
            <text:p><text:span text:style-name="T11">svn update <text:s text:c="7"/>svn import target/site ...</text:span></text:p>
            <text:p><text:span text:style-name="T11"><text:s text:c="10"/></text:span><text:span text:style-name="T11">mvn site</text:span></text:p>
          </draw:text-box>
        </draw:frame>
        <draw:custom-shape draw:style-name="gr11" draw:text-style-name="P1" draw:layer="layout" svg:width="3.1cm" svg:height="1.2cm" svg:x="1.8cm" svg:y="7.2cm">
          <text:p text:style-name="P5"><text:span text:style-name="T5">Local main site</text:span></text:p>
          <text:p text:style-name="P5"><text:span text:style-name="T6">target/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5cm" svg:height="3.2cm" svg:x="0.1cm" svg:y="11.3cm">
          <text:p text:style-name="P3"><text:span text:style-name="T2">Component source scm</text:span></text:p>
          <text:p text:style-name="P3"><text:span text:style-name="T3">svn :</text:span></text:p>
          <text:p text:style-name="P3"><text:span text:style-name="T3">/repos/</text:span><text:span text:style-name="T4">asf/maven/xxx/trunk</text:span><text:span text:style-name="T3">/yyy</text:span></text:p>
          <text:p text:style-name="P3"><text:span text:style-name="T3">/repos/</text:span><text:span text:style-name="T4">asf/maven/yyy/trunk <text:s text:c="6"/></text:span></text:p>
          <text:p text:style-name="P3"><text:span text:style-name="T3">git :</text:span></text:p>
          <text:p text:style-name="P3"><text:span text:style-name="T3">https://git-wip-us.apache.org/repos/asf/yy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draw:layer="layout" svg:width="4.6cm" svg:height="1.5cm" svg:x="1.05cm" svg:y="16.25cm">
          <text:p text:style-name="P5"><text:span text:style-name="T5">Local component doc.</text:span></text:p>
          <text:p text:style-name="P5"><text:span text:style-name="T6">target/site</text:span></text:p>
          <text:p text:style-name="P5"><text:span text:style-name="T13">(multi-module) </text:span><text:span text:style-name="T6">target/sta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7" draw:layer="layout" svg:width="5.294cm" svg:height="0.996cm" svg:x="3.4cm" svg:y="14.644cm">
          <draw:text-box>
            <text:p><text:span text:style-name="T11">mvn -Preporting site</text:span></text:p>
            <text:p><text:span text:style-name="T14">(multi-module) </text:span><text:span text:style-name="T11">mvn site:stage</text:span></text:p>
          </draw:text-box>
        </draw:frame>
        <draw:custom-shape draw:style-name="gr5" draw:text-style-name="P3" draw:layer="layout" svg:width="5.5cm" svg:height="0.5cm" svg:x="5.9cm" svg:y="16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5.646cm" svg:height="0.611cm" svg:x="5.817cm" svg:y="17.295cm">
          <draw:text-box>
            <text:p><text:span text:style-name="T11">mvn scm-publish:publish-scm</text:span></text:p>
          </draw:text-box>
        </draw:frame>
        <draw:custom-shape draw:style-name="gr6" draw:text-style-name="P4" draw:layer="layout" svg:width="7.58cm" svg:height="1.5cm" svg:x="11.56cm" svg:y="16.25cm">
          <text:p text:style-name="P3"><text:span text:style-name="T2">Component documentation staging svn</text:span></text:p>
          <text:p text:style-name="P3"><text:span text:style-name="T3">/repos/</text:span><text:span text:style-name="T4">infra/websites/production/maven</text:span><text:span text:style-name="T3">/content</text:span><text:span text:style-name="T3"><text:line-break/></text:span><text:span text:style-name="T6">/xxx-archives/yyy</text:span><text:span text:style-name="T4">-LATES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3" draw:layer="layout" svg:width="1.6cm" svg:height="0.5cm" draw:transform="rotate (1.5707963267949) translate (3.1cm 16.1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7.5cm" svg:height="0.955cm" svg:x="11.6cm" svg:y="11.5cm">
          <text:p text:style-name="P5"><text:span text:style-name="T5">Component documentation staging</text:span></text:p>
          <text:p text:style-name="P5"><text:span text:style-name="T6">http://maven.apache.org/xxx-archives/yyy</text:span><text:span text:style-name="T4">-LA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7.5cm" svg:height="1.455cm" svg:x="22.11cm" svg:y="11cm">
          <text:p text:style-name="P5"><text:span text:style-name="T5">Component documentation</text:span></text:p>
          <text:p text:style-name="P9"><text:span text:style-name="T6">http://maven.apache.org/xxx-archives/yyy-</text:span><text:span text:style-name="T4">$version</text:span><text:span text:style-name="T6"> </text:span></text:p>
          <text:p text:style-name="P9"><text:span text:style-name="T6">http://maven.apache.org/xxx/yy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8cm" svg:height="0.5cm" draw:transform="rotate (1.5707963267949) translate (15.1cm 15.5cm)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2.377cm" svg:height="0.683cm" svg:x="15.462cm" svg:y="13.8cm">
          <draw:text-box>
            <text:p><text:span text:style-name="T2">snvpubsub</text:span></text:p>
          </draw:text-box>
        </draw:frame>
        <draw:custom-shape draw:style-name="gr5" draw:text-style-name="P3" draw:layer="layout" svg:width="2.23cm" svg:height="0.5cm" svg:x="19.47cm" svg:y="16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" draw:layer="layout" svg:width="0.7cm" svg:height="18.2cm" draw:transform="rotate (-1.5707963267949) translate (29.6cm 15.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4" draw:layer="layout" svg:width="4.075cm" svg:height="2.856cm" svg:x="18.423cm" svg:y="4.717cm">
          <draw:text-box>
            <text:p text:style-name="P3"><text:span text:style-name="T2">replace production</text:span></text:p>
            <text:p text:style-name="P3"><text:span text:style-name="T2">with staging content</text:span></text:p>
            <text:p text:style-name="P3"><text:span text:style-name="T2">+</text:span></text:p>
            <text:p text:style-name="P3"><text:span text:style-name="T2">re-add non-main site</text:span></text:p>
            <text:p text:style-name="P3"><text:span text:style-name="T2">content identified by</text:span></text:p>
            <text:p text:style-name="P3"><text:span text:style-name="T15">extpaths.txt</text:span></text:p>
          </draw:text-box>
        </draw:frame>
        <draw:custom-shape draw:style-name="gr6" draw:text-style-name="P4" draw:layer="layout" svg:width="7.58cm" svg:height="2cm" svg:x="22.07cm" svg:y="16cm">
          <text:p text:style-name="P3"><text:span text:style-name="T2">Component documentation svn</text:span></text:p>
          <text:p text:style-name="P3"><text:span text:style-name="T3">/repos/</text:span><text:span text:style-name="T4">infra/websites/production/maven</text:span><text:span text:style-name="T3">/content</text:span><text:span text:style-name="T3"><text:line-break/></text:span><text:span text:style-name="T6">/xxx-archives/yyy-</text:span><text:span text:style-name="T4">$version</text:span></text:p>
          <text:p text:style-name="P3"><text:span text:style-name="T6">/xxx/yyy <text:s text:c="29"/>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8" draw:text-style-name="P7" draw:layer="layout" svg:width="6.217cm" svg:height="1.331cm" svg:x="17.355cm" svg:y="17.889cm">
          <draw:text-box>
            <text:p><text:span text:style-name="T11">svn cp ...-LATEST ...-</text:span><text:span text:style-name="T16">$version</text:span></text:p>
            <text:p><text:span text:style-name="T11">svn rm /yyy</text:span></text:p>
            <text:p><text:span text:style-name="T11">svn cp ...-</text:span><text:span text:style-name="T16">$version</text:span><text:span text:style-name="T11"> /yyy</text:span></text:p>
          </draw:text-box>
        </draw:frame>
        <draw:line draw:style-name="gr13" draw:text-style-name="P3" draw:layer="layout" svg:x1="20.5cm" svg:y1="15.2cm" svg:x2="20.5cm" svg:y2="7.5cm">
          <text:p/>
        </draw:line>
        <draw:frame draw:style-name="gr8" draw:text-style-name="P8" draw:layer="layout" svg:width="2.377cm" svg:height="0.683cm" svg:x="25.963cm" svg:y="13.8cm">
          <draw:text-box>
            <text:p><text:span text:style-name="T2">snvpubsub</text:span></text:p>
          </draw:text-box>
        </draw:frame>
        <draw:custom-shape draw:style-name="gr14" draw:text-style-name="P10" draw:layer="layout" svg:width="3.2cm" svg:height="1cm" svg:x="0.8cm" svg:y="18.8cm">
          <text:p text:style-name="P10">Svn or git location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12" draw:layer="layout" svg:width="3cm" svg:height="1cm" svg:x="4.4cm" svg:y="18.8cm">
          <text:p text:style-name="P11"><text:span text:style-name="T6">website or</text:span></text:p>
          <text:p text:style-name="P11"><text:span text:style-name="T6">local direc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draw:layer="layout" svg:width="1.5cm" svg:height="0.7cm" svg:x="0.9cm" svg:y="19.5cm">
          <text:p text:style-name="P10"><text:span text:style-name="T3">sourc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0" draw:layer="layout" svg:width="1.4cm" svg:height="0.7cm" svg:x="2.5cm" svg:y="19.5cm">
          <text:p text:style-name="P10"><text:span text:style-name="T3">htm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3" draw:layer="layout" svg:width="2.8cm" svg:height="0.5cm" draw:transform="rotate (1.5707963267949) translate (25.7cm 15.5cm)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3" draw:layer="layout" svg:width="0.5cm" svg:height="1.5cm" svg:x="7.5cm" svg:y="11.1cm">
          <text:p text:style-name="P13">plugins</text:p>
          <text:p text:style-name="P13">shared</text:p>
          <text:p text:style-name="P13">skins</text:p>
          <text:p text:style-name="P13">...</text:p>
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17" draw:text-style-name="P3" draw:layer="layout" svg:x1="7.5cm" svg:y1="11.8cm" svg:x2="4cm" svg:y2="12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8-28T13:35:14</meta:creation-date>
    <dc:date>2013-09-22T20:47:46</dc:date>
    <meta:editing-duration>PT8H6M11S</meta:editing-duration>
    <meta:editing-cycles>13</meta:editing-cycles>
    <meta:generator>LibreOffice/4.0.2.2$Linux_X86_64 LibreOffice_project/400m0$Build-2</meta:generator>
    <meta:document-statistic meta:object-count="45"/>
  </office:meta>
</office:document-meta>
</file>